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2f3847" loext:opacity="100%" style:font-name="Inter" fo:letter-spacing="normal" fo:font-style="normal" fo:font-weight="normal"/>
    </style:style>
    <style:style style:name="P2" style:family="paragraph" style:parent-style-name="Standard">
      <style:text-properties officeooo:rsid="001fb971" officeooo:paragraph-rsid="001fb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- Tema 2</text:h>
      <text:p text:style-name="Standard"/>
      <text:p text:style-name="P2">Wuke Zhang</text:p>
      <text:p text:style-name="P2"/>
      <text:p text:style-name="P2">2-ASIR</text:p>
      <text:p text:style-name="P2"/>
      <text:p text:style-name="P2">1. ¿Cuáles son los parámetros de red que puede obtener un cliente de un servidor DHCP?</text:p>
      <text:p text:style-name="P2"/>
      <text:p text:style-name="P2">2. Utiliza un programa que capture el tráfico de la red para obtener los mensajes que se envían entre un cliente y un servidor DHCP cuando el primero arranca y solicita la configuración de red. Dibuja un esquema con los mensajes enviados</text:p>
      <text:p text:style-name="P2"/>
      <text:p text:style-name="P2">3 ¿Cómo puedes averiguar si un equipo ha obtenido su configuración de red por DHCP sin necesidad de acceder a las ventanas o archivos de configuración? </text:p>
      <text:p text:style-name="P2"/>
      <text:p text:style-name="P2">4. Cuando un equipo envía una petición para obtener su configuración de red, ésta puede ser recibida por varios servidores DHCP a la vez. ¿Qué control se lleva a cabo para evitar que al equipo se le reserve más de una dirección IP a la vez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4T11:41:39.951000000</meta:creation-date>
    <dc:date>2024-11-04T13:12:59.268000000</dc:date>
    <meta:editing-duration>PT1H21M9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7" meta:word-count="136" meta:character-count="749" meta:non-whitespace-character-count="618"/>
  </office:meta>
</office:document-meta>
</file>